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12cm" draw:marker-start-width="0.517cm" draw:marker-end-width="0.517cm" draw:fill-color="#ffffff" draw:textarea-vertical-align="middle" fo:padding-top="0.23cm" fo:padding-bottom="0.23cm" fo:padding-left="0.355cm" fo:padding-right="0.355cm"/>
    </style:style>
    <style:style style:name="gr2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5" style:family="graphic" style:parent-style-name="Objekt_20_ohne_20_Füllung_20_und_20_ohne_20_Linie">
      <style:graphic-properties draw:textarea-vertical-align="middle" draw:ole-draw-aspect="1" style:protect="siz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Steuerung (Open-loop)</text:p>
          </draw:text-box>
        </draw:frame>
        <draw:frame presentation:style-name="pr2" draw:layer="layout" svg:width="25.199cm" svg:height="13.859cm" svg:x="1.4cm" svg:y="4.914cm" presentation:class="subtitle" presentation:user-transformed="true">
          <draw:text-box>
            <text:p/>
            <text:p/>
          </draw:text-box>
        </draw:frame>
        <draw:rect draw:style-name="gr1" draw:text-style-name="P1" draw:layer="layout" svg:width="4cm" svg:height="1.8cm" svg:x="10.759cm" svg:y="6.484cm">
          <text:p text:style-name="P1">Masse</text:p>
        </draw:rect>
        <draw:line draw:style-name="gr2" draw:text-style-name="P1" draw:layer="layout" svg:x1="7.759cm" svg:y1="7.284cm" svg:x2="10.759cm" svg:y2="7.284cm">
          <text:p/>
        </draw:line>
        <draw:frame draw:style-name="gr3" draw:text-style-name="P2" draw:layer="layout" svg:width="2cm" svg:height="2cm" svg:x="7.959cm" svg:y="5.884cm">
          <draw:text-box>
            <text:p text:style-name="P2">F(t)</text:p>
          </draw:text-box>
        </draw:frame>
        <draw:frame draw:style-name="gr4" draw:layer="layout" svg:width="9.4cm" svg:height="1.8cm" svg:x="5.8cm" svg:y="4.2cm">
          <draw:text-box>
            <text:p>Bsp.: Masse wird beschleunigt.</text:p>
          </draw:text-box>
        </draw:frame>
        <draw:frame draw:style-name="gr5" draw:text-style-name="P1" draw:layer="layout" svg:width="6.3cm" svg:height="3cm" svg:x="7.5cm" svg:y="9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5" draw:text-style-name="P1" draw:layer="layout" svg:width="6.759cm" svg:height="3.089cm" svg:x="7.641cm" svg:y="10.511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5" draw:text-style-name="P1" draw:layer="layout" svg:width="9.084cm" svg:height="3.089cm" svg:x="7.516cm" svg:y="13.511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5" draw:text-style-name="P1" draw:layer="layout" svg:width="3.72cm" svg:height="1.451cm" svg:x="5.116cm" svg:y="17.2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line draw:style-name="gr6" draw:text-style-name="P1" draw:layer="layout" svg:x1="9.8cm" svg:y1="18.4cm" svg:x2="11cm" svg:y2="18.4cm">
          <text:p/>
        </draw:line>
        <draw:line draw:style-name="gr6" draw:text-style-name="P1" draw:layer="layout" svg:x1="11cm" svg:y1="17.6cm" svg:x2="12.2cm" svg:y2="17.6cm">
          <text:p/>
        </draw:line>
        <draw:line draw:style-name="gr6" draw:text-style-name="P1" draw:layer="layout" svg:x1="12.2cm" svg:y1="19.4cm" svg:x2="13.4cm" svg:y2="19.4cm">
          <text:p/>
        </draw:line>
        <draw:line draw:style-name="gr6" draw:text-style-name="P1" draw:layer="layout" svg:x1="11cm" svg:y1="18.4cm" svg:x2="11cm" svg:y2="17.6cm">
          <text:p/>
        </draw:line>
        <draw:line draw:style-name="gr6" draw:text-style-name="P1" draw:layer="layout" svg:x1="12.2cm" svg:y1="17.6cm" svg:x2="12.2cm" svg:y2="19.4cm">
          <text:p/>
        </draw:line>
        <draw:line draw:style-name="gr6" draw:text-style-name="P1" draw:layer="layout" svg:x1="13.4cm" svg:y1="18.4cm" svg:x2="14.6cm" svg:y2="18.4cm">
          <text:p/>
        </draw:line>
        <draw:line draw:style-name="gr6" draw:text-style-name="P1" draw:layer="layout" svg:x1="13.4cm" svg:y1="19.4cm" svg:x2="13.4cm" svg:y2="18.4cm">
          <text:p/>
        </draw:line>
        <draw:line draw:style-name="gr7" draw:text-style-name="P1" draw:layer="layout" svg:x1="9.8cm" svg:y1="20cm" svg:x2="9.8cm" svg:y2="16.6cm">
          <text:p/>
        </draw:line>
        <draw:line draw:style-name="gr8" draw:text-style-name="P1" draw:layer="layout" svg:x1="9.6cm" svg:y1="18.4cm" svg:x2="15.8cm" svg:y2="18.4cm">
          <text:p/>
        </draw:line>
        <draw:frame draw:style-name="gr9" draw:layer="layout" svg:width="0.853cm" svg:height="0.963cm" svg:x="8.947cm" svg:y="17.237cm">
          <draw:text-box>
            <text:p>1</text:p>
          </draw:text-box>
        </draw:frame>
        <draw:line draw:style-name="gr6" draw:text-style-name="P1" draw:layer="layout" svg:x1="9.6cm" svg:y1="17.6cm" svg:x2="10.2cm" svg:y2="17.6cm">
          <text:p/>
        </draw:line>
        <draw:frame draw:style-name="gr9" draw:layer="layout" svg:width="0.853cm" svg:height="0.963cm" svg:x="8.948cm" svg:y="17.238cm">
          <draw:text-box>
            <text:p>1</text:p>
          </draw:text-box>
        </draw:frame>
        <draw:frame draw:style-name="gr9" draw:layer="layout" svg:width="1.065cm" svg:height="0.963cm" svg:x="8.6cm" svg:y="18.773cm">
          <draw:text-box>
            <text:p>-1</text:p>
          </draw:text-box>
        </draw:frame>
        <draw:line draw:style-name="gr6" draw:text-style-name="P1" draw:layer="layout" svg:x1="9.665cm" svg:y1="19.2cm" svg:x2="10.265cm" svg:y2="19.2cm">
          <text:p/>
        </draw:line>
        <draw:frame draw:style-name="gr9" draw:layer="layout" svg:width="0.853cm" svg:height="0.963cm" svg:x="10.6cm" svg:y="18.4cm">
          <draw:text-box>
            <text:p>1</text:p>
          </draw:text-box>
        </draw:frame>
        <draw:frame draw:style-name="gr9" draw:layer="layout" svg:width="0.853cm" svg:height="0.963cm" svg:x="11.747cm" svg:y="18.4cm">
          <draw:text-box>
            <text:p>2</text:p>
          </draw:text-box>
        </draw:frame>
        <draw:frame draw:style-name="gr9" draw:layer="layout" svg:width="0.853cm" svg:height="0.963cm" svg:x="13cm" svg:y="18.437cm">
          <draw:text-box>
            <text:p>3</text:p>
          </draw:text-box>
        </draw:frame>
        <draw:frame draw:style-name="gr10" draw:layer="layout" svg:width="0.502cm" svg:height="0.963cm" svg:x="18.4cm" svg:y="17cm">
          <draw:text-box>
            <text:p/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9-08T17:08:21.83</meta:creation-date>
    <meta:editing-duration>PT6M35S</meta:editing-duration>
    <meta:editing-cycles>2</meta:editing-cycles>
    <dc:date>2019-09-08T22:00:59.82</dc:date>
    <meta:document-statistic meta:object-count="51"/>
    <meta:generator>OpenOffice/4.1.3$Win32 OpenOffice.org_project/413m1$Build-9783</meta:generator>
  </office:meta>
</office:document-meta>
</file>

<file path=Object 1/content.xml><?xml version="1.0" encoding="utf-8"?>
<math xmlns="http://www.w3.org/1998/Math/MathML">
  <semantics>
    <mrow>
      <mrow>
        <mrow>
          <mi>m</mi>
          <mo stretchy="false">⋅</mo>
          <mover accent="true">
            <mi>x</mi>
            <mo stretchy="false">¨</mo>
          </mover>
        </mrow>
        <mo stretchy="false">=</mo>
        <mi>F</mi>
      </mrow>
      <mrow>
        <mo stretchy="false">(</mo>
        <mrow>
          <mi>t</mi>
        </mrow>
        <mo stretchy="false">)</mo>
      </mrow>
    </mrow>
    <annotation encoding="StarMath 5.0">m cdot ddot x = F(t)
</annotation>
  </semantics>
</math>
</file>

<file path=Object 2/content.xml><?xml version="1.0" encoding="utf-8"?>
<math xmlns="http://www.w3.org/1998/Math/MathML">
  <semantics>
    <mrow>
      <mrow>
        <mi>x</mi>
        <mo stretchy="false">=</mo>
        <mrow>
          <mfrac>
            <mrow>
              <mn>1</mn>
            </mrow>
            <mrow>
              <mi>m</mi>
            </mrow>
          </mfrac>
          <mo stretchy="false">⋅</mo>
          <mrow>
            <mo stretchy="false">∫</mo>
            <mrow>
              <mo stretchy="false">∫</mo>
              <mi>F</mi>
            </mrow>
          </mrow>
        </mrow>
      </mrow>
      <mrow>
        <mo stretchy="false">(</mo>
        <mrow>
          <mi>t</mi>
        </mrow>
        <mo stretchy="false">)</mo>
      </mrow>
    </mrow>
    <annotation encoding="StarMath 5.0">x = {1} over {m}  cdot int int F(t)
</annotation>
  </semantics>
</math>
</file>

<file path=Object 3/content.xml><?xml version="1.0" encoding="utf-8"?>
<math xmlns="http://www.w3.org/1998/Math/MathML">
  <semantics>
    <mrow>
      <mrow>
        <mover accent="true">
          <mi>x</mi>
          <mo stretchy="false">¨</mo>
        </mover>
        <mo stretchy="false">=</mo>
        <mrow>
          <mfrac>
            <mrow>
              <mn>1</mn>
            </mrow>
            <mrow>
              <mi>m</mi>
            </mrow>
          </mfrac>
          <mo stretchy="false">⋅</mo>
          <mi>F</mi>
        </mrow>
      </mrow>
      <mrow>
        <mo stretchy="false">(</mo>
        <mrow>
          <mi>t</mi>
        </mrow>
        <mo stretchy="false">)</mo>
      </mrow>
    </mrow>
    <annotation encoding="StarMath 5.0">ddot x = {1} over {m}  cdot  F(t)
</annotation>
  </semantics>
</math>
</file>

<file path=Object 4/content.xml><?xml version="1.0" encoding="utf-8"?>
<math xmlns="http://www.w3.org/1998/Math/MathML">
  <semantics>
    <mrow>
      <mi>F</mi>
      <mrow>
        <mo stretchy="false">(</mo>
        <mrow>
          <mi>t</mi>
        </mrow>
        <mo stretchy="false">)</mo>
      </mrow>
      <mi mathvariant="normal">:</mi>
    </mrow>
    <annotation encoding="StarMath 5.0">F(t):

</annotation>
  </semantics>
</math>
</file>